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office:value-type="string" calcext:value-type="string">
            <text:p><text:a xlink:href="../Kettle_recipes.ods#Chicken_glazed" xlink:type="simple">Chicken_glazed</text:a>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, Onio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0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20:11:17.581313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6T20:11:34.759107298</dc:date>
    <meta:editing-duration>PT6H11M1S</meta:editing-duration>
    <meta:editing-cycles>107</meta:editing-cycles>
    <meta:document-statistic meta:table-count="2" meta:cell-count="20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